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7278in" style:rel-column-width="16350*"/>
    </style:style>
    <style:style style:name="Table1.B" style:family="table-column">
      <style:table-column-properties style:column-width="5.1972in" style:rel-column-width="4918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0.8653in" style:rel-column-width="8188*"/>
    </style:style>
    <style:style style:name="Table2.C" style:family="table-column">
      <style:table-column-properties style:column-width="0.866in" style:rel-column-width="8195*"/>
    </style:style>
    <style:style style:name="Table2.E" style:family="table-column">
      <style:table-column-properties style:column-width="2.5292in" style:rel-column-width="23934*"/>
    </style:style>
    <style:style style:name="Table2.F" style:family="table-column">
      <style:table-column-properties style:column-width="0.934in" style:rel-column-width="8842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F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4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2.F4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5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2.F5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text-underline-style="none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Ledger</text:h>
      <text:p text:style-name="P3">Company: <text:text-input text:description="">company.name</text:text-input></text:p>
      <text:p text:style-name="P3">Currency: <text:text-input text:description="">company.currency.name</text:text-input></text:p>
      <text:p text:style-name="P3">Date: <text:text-input text:description="">formatLang(time.strftime('%Y-%m-%d'), date=True)</text:text-input> at <text:text-input text:description="">time.strftime('%H:%M:%S')</text:text-input></text:p>
      <text:p text:style-name="P3">From Period: <text:text-input text:description="">start_period.name</text:text-input></text:p>
      <text:p text:style-name="P3">To Period: <text:text-input text:description="">end_period.name</text:text-input></text:p>
      <text:section text:style-name="Sect1" text:name="Section1">
        <text:p text:style-name="P1"><text:text-input text:description="">RepeatIn(accounts, 'account')</text:text-input></text:p>
        <table:table table:name="Table1" table:style-name="Table1">
          <table:table-column table:style-name="Table1.A"/>
          <table:table-column table:style-name="Table1.B"/>
          <table:table-header-rows>
            <text:soft-page-break/>
            <table:table-row>
              <table:table-cell table:style-name="Table1.A1" office:value-type="string">
                <text:p text:style-name="Table_20_Heading">Code</text:p>
              </table:table-cell>
              <table:table-cell table:style-name="Table1.B1" office:value-type="string">
                <text:p text:style-name="Table_20_Heading">Name</text:p>
              </table:table-cell>
            </table:table-row>
          </table:table-header-rows>
          <table:table-row>
            <table:table-cell table:style-name="Table1.A2" office:value-type="string">
              <text:p text:style-name="P4"><text:text-input text:description="">account.code or ''</text:text-input></text:p>
            </table:table-cell>
            <table:table-cell table:style-name="Table1.B2" office:value-type="string">
              <text:p text:style-name="P4"><text:text-input text:description="">account.name or ''</text:text-input></text:p>
            </table:table-cell>
          </table:table-row>
        </table:table>
        <table:table table:name="Table2" table:style-name="Table2">
          <table:table-column table:style-name="Table2.A" table:number-columns-repeated="2"/>
          <table:table-column table:style-name="Table2.C"/>
          <table:table-column table:style-name="Table2.A"/>
          <table:table-column table:style-name="Table2.E"/>
          <table:table-column table:style-name="Table2.F"/>
          <table:table-header-rows>
            <table:table-row table:style-name="Table2.1">
              <table:table-cell table:style-name="Table2.A1" office:value-type="string">
                <text:p text:style-name="Table_20_Heading">Date</text:p>
              </table:table-cell>
              <table:table-cell table:style-name="Table2.A1" office:value-type="string">
                <text:p text:style-name="Table_20_Heading">Debit</text:p>
              </table:table-cell>
              <table:table-cell table:style-name="Table2.A1" office:value-type="string">
                <text:p text:style-name="Table_20_Heading">Credit</text:p>
              </table:table-cell>
              <table:table-cell table:style-name="Table2.A1" office:value-type="string">
                <text:p text:style-name="Table_20_Heading">Balance</text:p>
              </table:table-cell>
              <table:table-cell table:style-name="Table2.A1" office:value-type="string">
                <text:p text:style-name="Table_20_Heading">Name</text:p>
              </table:table-cell>
              <table:table-cell table:style-name="Table2.F1" office:value-type="string">
                <text:p text:style-name="Table_20_Heading">State</text:p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Table_20_Heading">Solde</text:p>
            </table:table-cell>
            <table:table-cell table:style-name="Table2.A2" office:value-type="string">
              <text:p text:style-name="P6"><text:text-input text:description="">formatLang(id2start_account[account.id].debit, digits)</text:text-input></text:p>
            </table:table-cell>
            <table:table-cell table:style-name="Table2.A2" office:value-type="string">
              <text:p text:style-name="P6"><text:text-input text:description="">formatLang(id2start_account[account.id].credit, digits)</text:text-input></text:p>
            </table:table-cell>
            <table:table-cell table:style-name="Table2.A2" office:value-type="string">
              <text:p text:style-name="P6"><text:text-input text:description="">formatLang(id2start_account[account.id].debit - id2start_account[account.id].credit, digits)</text:text-input></text:p>
            </table:table-cell>
            <table:table-cell table:style-name="Table2.A2" office:value-type="string">
              <text:p text:style-name="P5"/>
            </table:table-cell>
            <table:table-cell table:style-name="Table2.F2" office:value-type="string">
              <text:p text:style-name="P5"/>
            </table:table-cell>
          </table:table-row>
          <table:table-row table:style-name="Table2.1">
            <table:table-cell table:style-name="Table2.A2" office:value-type="string">
              <text:p text:style-name="P1"><text:text-input text:description="">RepeatIn(lines(account.id), 'line')</text:text-input><text:text-input text:description="">formatLang(line['date'], date=True)</text:text-input></text:p>
            </table:table-cell>
            <table:table-cell table:style-name="Table2.A2" office:value-type="string">
              <text:p text:style-name="P6"><text:text-input text:description="">formatLang(line['debit'], digits)</text:text-input></text:p>
            </table:table-cell>
            <table:table-cell table:style-name="Table2.A2" office:value-type="string">
              <text:p text:style-name="P6"><text:text-input text:description="">formatLang(line['credit'], digits)</text:text-input></text:p>
            </table:table-cell>
            <table:table-cell table:style-name="Table2.A2" office:value-type="string">
              <text:p text:style-name="P6"><text:text-input text:description="">formatLang(line['balance'], digits)</text:text-input></text:p>
            </table:table-cell>
            <table:table-cell table:style-name="Table2.A2" office:value-type="string">
              <text:p text:style-name="P5"><text:text-input text:description="">line['name']</text:text-input></text:p>
            </table:table-cell>
            <table:table-cell table:style-name="Table2.F2" office:value-type="string">
              <text:p text:style-name="P5"><text:text-input text:description="">line['state']</text:text-input></text:p>
            </table:table-cell>
          </table:table-row>
          <table:table-row table:style-name="Table2.1">
            <table:table-cell table:style-name="Table2.A4" office:value-type="string">
              <text:p text:style-name="Table_20_Heading">Total</text:p>
            </table:table-cell>
            <table:table-cell table:style-name="Table2.A4" office:value-type="string">
              <text:p text:style-name="P6"><text:text-input text:description="">formatLang(id2end_account[account.id].debit - id2start_account[account.id].debit, digits)</text:text-input></text:p>
            </table:table-cell>
            <table:table-cell table:style-name="Table2.A4" office:value-type="string">
              <text:p text:style-name="P6"><text:text-input text:description="">formatLang(id2end_account[account.id].credit - id2start_account[account.id].credit, digits)</text:text-input></text:p>
            </table:table-cell>
            <table:table-cell table:style-name="Table2.A4" office:value-type="string">
              <text:p text:style-name="P6"><text:text-input text:description="">formatLang((id2end_account[account.id].debit - id2end_account[account.id].credit) - (id2start_account[account.id].debit - id2start_account[account.id].credit), digits)</text:text-input></text:p>
            </table:table-cell>
            <table:table-cell table:style-name="Table2.A4" office:value-type="string">
              <text:p text:style-name="P5"/>
            </table:table-cell>
            <table:table-cell table:style-name="Table2.F4" office:value-type="string">
              <text:p text:style-name="P5"/>
            </table:table-cell>
          </table:table-row>
          <table:table-row table:style-name="Table2.1">
            <table:table-cell table:style-name="Table2.A5" office:value-type="string">
              <text:p text:style-name="Table_20_Heading">Solde</text:p>
            </table:table-cell>
            <table:table-cell table:style-name="Table2.A5" office:value-type="string">
              <text:p text:style-name="P6"><text:text-input text:description="">formatLang(id2end_account[account.id].debit, digits)</text:text-input></text:p>
            </table:table-cell>
            <table:table-cell table:style-name="Table2.A5" office:value-type="string">
              <text:p text:style-name="P6"><text:text-input text:description="">formatLang(id2end_account[account.id].credit, digits)</text:text-input></text:p>
            </table:table-cell>
            <table:table-cell table:style-name="Table2.A5" office:value-type="string">
              <text:p text:style-name="P6"><text:text-input text:description="">formatLang(id2end_account[account.id].debit - id2end_account[account.id].credit, digits)</text:text-input></text:p>
            </table:table-cell>
            <table:table-cell table:style-name="Table2.A5" office:value-type="string">
              <text:p text:style-name="P5"/>
            </table:table-cell>
            <table:table-cell table:style-name="Table2.F5" office:value-type="string">
              <text:p text:style-name="P5"/>
            </table:table-cell>
          </table:table-row>
        </table:table>
        <text:p text:style-name="P1"/>
      </text:section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7T15:26:41</meta:creation-date>
    <dc:date>2008-06-07T15:26:42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35" meta:word-count="21" meta:character-count="146"/>
  </office:meta>
</office:document-meta>
</file>